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2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84">
      <style:table-cell-properties fo:background-color="transparent"/>
    </style: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number-columns-repeated="1019" table:default-cell-style-name="Default"/>
        <table:table-row table:style-name="ro1">
          <table:table-cell office:value-type="string" calcext:value-type="string">
            <text:p>bio:participant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dcterms:titl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bio:date</text:p>
          </table:table-cell>
          <table:table-cell office:value-type="string" calcext:value-type="string">
            <text:p>dcterms:type</text:p>
          </table:table-cell>
          <table:table-cell office:value-type="string" calcext:value-type="string">
            <text:p>dcterms:description</text:p>
          </table:table-cell>
          <table:table-cell office:value-type="string" calcext:value-type="string">
            <text:p>schema:location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lationship:knowsOf</text:p>
          </table:table-cell>
          <table:table-cell office:value-type="string" calcext:value-type="string">
            <text:p>dcterms:source</text:p>
          </table:table-cell>
          <table:table-cell table:number-columns-repeated="1012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6001" calcext:value-type="float">
            <text:p>6001</text:p>
          </table:table-cell>
          <table:table-cell table:formula="of:=COM.MICROSOFT.CONCAT([.E2];&quot;, &quot;;[.D2];&quot; &quot;;[.F2])" office:value-type="string" office:string-value="1752, Monica birth" calcext:value-type="string">
            <text:p>1752, Monica birth</text:p>
          </table:table-cell>
          <table:table-cell office:value-type="string" calcext:value-type="string">
            <text:p>Monica</text:p>
          </table:table-cell>
          <table:table-cell table:style-name="Default" office:value-type="float" office:value="1752" calcext:value-type="float">
            <text:p>1752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  <table:table-cell table:number-columns-repeated="1012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6002" calcext:value-type="float">
            <text:p>6002</text:p>
          </table:table-cell>
          <table:table-cell table:formula="of:=COM.MICROSOFT.CONCAT([.E3];&quot;, &quot;;[.D3];&quot; &quot;;[.F3])" office:value-type="string" office:string-value="1752, Rebecca birth" calcext:value-type="string">
            <text:p>1752, Rebecca birth</text:p>
          </table:table-cell>
          <table:table-cell office:value-type="string" calcext:value-type="string">
            <text:p>Rebecca</text:p>
          </table:table-cell>
          <table:table-cell table:style-name="Default" office:value-type="float" office:value="1752" calcext:value-type="float">
            <text:p>1752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  <table:table-cell table:number-columns-repeated="1012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6003" calcext:value-type="float">
            <text:p>6003</text:p>
          </table:table-cell>
          <table:table-cell table:formula="of:=COM.MICROSOFT.CONCAT([.E4];&quot;, &quot;;[.D4];&quot; &quot;;[.F4])" office:value-type="string" office:string-value="1754, John birth" calcext:value-type="string">
            <text:p>1754, John birth</text:p>
          </table:table-cell>
          <table:table-cell office:value-type="string" calcext:value-type="string">
            <text:p>John</text:p>
          </table:table-cell>
          <table:table-cell table:style-name="Default" office:value-type="float" office:value="1754" calcext:value-type="float">
            <text:p>1754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  <table:table-cell table:number-columns-repeated="1012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6004" calcext:value-type="float">
            <text:p>6004</text:p>
          </table:table-cell>
          <table:table-cell table:formula="of:=COM.MICROSOFT.CONCAT([.E5];&quot;, &quot;;[.D5];&quot; &quot;;[.F5])" office:value-type="string" office:string-value="1756, Jaen birth" calcext:value-type="string">
            <text:p>1756, Jaen birth</text:p>
          </table:table-cell>
          <table:table-cell office:value-type="string" calcext:value-type="string">
            <text:p>Jaen</text:p>
          </table:table-cell>
          <table:table-cell table:style-name="Default" office:value-type="float" office:value="1756" calcext:value-type="float">
            <text:p>1756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sold to Wid. Chrec (illegible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  <table:table-cell table:number-columns-repeated="1012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6005" calcext:value-type="float">
            <text:p>6005</text:p>
          </table:table-cell>
          <table:table-cell table:formula="of:=COM.MICROSOFT.CONCAT([.E6];&quot;, &quot;;[.D6];&quot; &quot;;[.F6])" office:value-type="string" office:string-value="1758, Rose birth" calcext:value-type="string">
            <text:p>1758, Rose birth</text:p>
          </table:table-cell>
          <table:table-cell office:value-type="string" calcext:value-type="string">
            <text:p>Rose</text:p>
          </table:table-cell>
          <table:table-cell table:style-name="Default" office:value-type="float" office:value="1758" calcext:value-type="float">
            <text:p>1758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  <table:table-cell table:number-columns-repeated="1012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6006" calcext:value-type="float">
            <text:p>6006</text:p>
          </table:table-cell>
          <table:table-cell table:formula="of:=COM.MICROSOFT.CONCAT([.E7];&quot;, &quot;;[.D7];&quot; &quot;;[.F7])" office:value-type="string" office:string-value="1758, Ignatius birth" calcext:value-type="string">
            <text:p>1758, Ignatius birth</text:p>
          </table:table-cell>
          <table:table-cell office:value-type="string" calcext:value-type="string">
            <text:p>Ignatius</text:p>
          </table:table-cell>
          <table:table-cell table:style-name="Default" office:value-type="float" office:value="1758" calcext:value-type="float">
            <text:p>1758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  <table:table-cell table:number-columns-repeated="1012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6007" calcext:value-type="float">
            <text:p>6007</text:p>
          </table:table-cell>
          <table:table-cell table:formula="of:=COM.MICROSOFT.CONCAT([.E8];&quot;, &quot;;[.D8];&quot; &quot;;[.F8])" office:value-type="string" office:string-value="1759, Abraham birth" calcext:value-type="string">
            <text:p>1759, Abraham birth</text:p>
          </table:table-cell>
          <table:table-cell office:value-type="string" calcext:value-type="string">
            <text:p>Abraham</text:p>
          </table:table-cell>
          <table:table-cell table:style-name="Default" office:value-type="float" office:value="1759" calcext:value-type="float">
            <text:p>1759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  <table:table-cell table:number-columns-repeated="1012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6008" calcext:value-type="float">
            <text:p>6008</text:p>
          </table:table-cell>
          <table:table-cell table:formula="of:=COM.MICROSOFT.CONCAT([.E9];&quot;, &quot;;[.D9];&quot; &quot;;[.F9])" office:value-type="string" office:string-value="1759, Anastasia birth" calcext:value-type="string">
            <text:p>1759, Anastasia birth</text:p>
          </table:table-cell>
          <table:table-cell office:value-type="string" calcext:value-type="string">
            <text:p>Anastasia</text:p>
          </table:table-cell>
          <table:table-cell table:style-name="Default" office:value-type="float" office:value="1759" calcext:value-type="float">
            <text:p>1759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  <table:table-cell table:number-columns-repeated="1012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6009" calcext:value-type="float">
            <text:p>6009</text:p>
          </table:table-cell>
          <table:table-cell table:formula="of:=COM.MICROSOFT.CONCAT([.E10];&quot;, &quot;;[.D10];&quot; &quot;;[.F10])" office:value-type="string" office:string-value="1759, Moises birth" calcext:value-type="string">
            <text:p>1759, Moises birth</text:p>
          </table:table-cell>
          <table:table-cell office:value-type="string" calcext:value-type="string">
            <text:p>Moises</text:p>
          </table:table-cell>
          <table:table-cell table:style-name="Default" office:value-type="float" office:value="1759" calcext:value-type="float">
            <text:p>1759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  <table:table-cell table:number-columns-repeated="1012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6010" calcext:value-type="float">
            <text:p>6010</text:p>
          </table:table-cell>
          <table:table-cell table:formula="of:=COM.MICROSOFT.CONCAT([.E11];&quot;, &quot;;[.D11];&quot; &quot;;[.F11])" office:value-type="string" office:string-value="1760, Benjamin birth" calcext:value-type="string">
            <text:p>1760, Benjamin birth</text:p>
          </table:table-cell>
          <table:table-cell office:value-type="string" calcext:value-type="string">
            <text:p>Benjamin</text:p>
          </table:table-cell>
          <table:table-cell table:style-name="Default" office:value-type="float" office:value="1760" calcext:value-type="float">
            <text:p>1760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  <table:table-cell table:number-columns-repeated="1012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6011" calcext:value-type="float">
            <text:p>6011</text:p>
          </table:table-cell>
          <table:table-cell table:formula="of:=COM.MICROSOFT.CONCAT([.E12];&quot;, &quot;;[.D12];&quot; &quot;;[.F12])" office:value-type="string" office:string-value="1761, George birth" calcext:value-type="string">
            <text:p>1761, George birth</text:p>
          </table:table-cell>
          <table:table-cell office:value-type="string" calcext:value-type="string">
            <text:p>George</text:p>
          </table:table-cell>
          <table:table-cell table:style-name="Default" office:value-type="float" office:value="1761" calcext:value-type="float">
            <text:p>1761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  <table:table-cell table:number-columns-repeated="1012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6012" calcext:value-type="float">
            <text:p>6012</text:p>
          </table:table-cell>
          <table:table-cell table:formula="of:=COM.MICROSOFT.CONCAT([.E13];&quot;, &quot;;[.D13];&quot; &quot;;[.F13])" office:value-type="string" office:string-value="1761, Veronica birth" calcext:value-type="string">
            <text:p>1761, Veronica birth</text:p>
          </table:table-cell>
          <table:table-cell office:value-type="string" calcext:value-type="string">
            <text:p>Veronica</text:p>
          </table:table-cell>
          <table:table-cell table:style-name="Default" office:value-type="float" office:value="1761" calcext:value-type="float">
            <text:p>1761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  <table:table-cell table:number-columns-repeated="1012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6013" calcext:value-type="float">
            <text:p>6013</text:p>
          </table:table-cell>
          <table:table-cell table:formula="of:=COM.MICROSOFT.CONCAT([.E14];&quot;, &quot;;[.D14];&quot; &quot;;[.F14])" office:value-type="string" office:string-value="1761, Mary Anne birth" calcext:value-type="string">
            <text:p>1761, Mary Anne birth</text:p>
          </table:table-cell>
          <table:table-cell office:value-type="string" calcext:value-type="string">
            <text:p>Mary Anne</text:p>
          </table:table-cell>
          <table:table-cell table:style-name="Default" office:value-type="float" office:value="1761" calcext:value-type="float">
            <text:p>1761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  <table:table-cell table:number-columns-repeated="1012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6014" calcext:value-type="float">
            <text:p>6014</text:p>
          </table:table-cell>
          <table:table-cell table:formula="of:=COM.MICROSOFT.CONCAT([.E15];&quot;, &quot;;[.D15];&quot; &quot;;[.F15])" office:value-type="string" office:string-value="1762, Agnes birth" calcext:value-type="string">
            <text:p>1762, Agnes birth</text:p>
          </table:table-cell>
          <table:table-cell office:value-type="string" calcext:value-type="string">
            <text:p>Agnes</text:p>
          </table:table-cell>
          <table:table-cell table:style-name="Default" office:value-type="float" office:value="1762" calcext:value-type="float">
            <text:p>1762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  <table:table-cell table:number-columns-repeated="1012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6015" calcext:value-type="float">
            <text:p>6015</text:p>
          </table:table-cell>
          <table:table-cell table:formula="of:=COM.MICROSOFT.CONCAT([.E16];&quot;, &quot;;[.D16];&quot; &quot;;[.F16])" office:value-type="string" office:string-value="1762, Dreaden birth" calcext:value-type="string">
            <text:p>1762, Dreaden birth</text:p>
          </table:table-cell>
          <table:table-cell office:value-type="string" calcext:value-type="string">
            <text:p>Dreaden</text:p>
          </table:table-cell>
          <table:table-cell table:style-name="Default" office:value-type="float" office:value="1762" calcext:value-type="float">
            <text:p>1762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dead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  <table:table-cell table:number-columns-repeated="1012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6016" calcext:value-type="float">
            <text:p>6016</text:p>
          </table:table-cell>
          <table:table-cell table:formula="of:=COM.MICROSOFT.CONCAT([.E17];&quot;, &quot;;[.D17];&quot; &quot;;[.F17])" office:value-type="string" office:string-value="1762, Henry birth" calcext:value-type="string">
            <text:p>1762, Henry birth</text:p>
          </table:table-cell>
          <table:table-cell office:value-type="string" calcext:value-type="string">
            <text:p>Henry</text:p>
          </table:table-cell>
          <table:table-cell table:style-name="Default" office:value-type="float" office:value="1762" calcext:value-type="float">
            <text:p>1762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  <table:table-cell table:number-columns-repeated="1012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6017" calcext:value-type="float">
            <text:p>6017</text:p>
          </table:table-cell>
          <table:table-cell table:formula="of:=COM.MICROSOFT.CONCAT([.E18];&quot;, &quot;;[.D18];&quot; &quot;;[.F18])" office:value-type="string" office:string-value="1763, Jacob birth" calcext:value-type="string">
            <text:p>1763, Jacob birth</text:p>
          </table:table-cell>
          <table:table-cell office:value-type="string" calcext:value-type="string">
            <text:p>Jacob</text:p>
          </table:table-cell>
          <table:table-cell table:style-name="Default" office:value-type="float" office:value="1763" calcext:value-type="float">
            <text:p>1763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  <table:table-cell table:number-columns-repeated="1012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6018" calcext:value-type="float">
            <text:p>6018</text:p>
          </table:table-cell>
          <table:table-cell table:formula="of:=COM.MICROSOFT.CONCAT([.E19];&quot;, &quot;;[.D19];&quot; &quot;;[.F19])" office:value-type="string" office:string-value="1764, Philip Carter birth" calcext:value-type="string">
            <text:p>1764, Philip Carter birth</text:p>
          </table:table-cell>
          <table:table-cell office:value-type="string" calcext:value-type="string">
            <text:p>Philip Carter</text:p>
          </table:table-cell>
          <table:table-cell table:style-name="Default" office:value-type="float" office:value="1764" calcext:value-type="float">
            <text:p>1764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  <table:table-cell table:number-columns-repeated="1012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6019" calcext:value-type="float">
            <text:p>6019</text:p>
          </table:table-cell>
          <table:table-cell table:formula="of:=COM.MICROSOFT.CONCAT([.E20];&quot;, &quot;;[.D20];&quot; &quot;;[.F20])" office:value-type="string" office:string-value="1765, Lucy birth" calcext:value-type="string">
            <text:p>1765, Lucy birth</text:p>
          </table:table-cell>
          <table:table-cell office:value-type="string" calcext:value-type="string">
            <text:p>Lucy</text:p>
          </table:table-cell>
          <table:table-cell table:style-name="Default" office:value-type="float" office:value="1765" calcext:value-type="float">
            <text:p>1765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  <table:table-cell table:number-columns-repeated="1012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6020" calcext:value-type="float">
            <text:p>6020</text:p>
          </table:table-cell>
          <table:table-cell table:formula="of:=COM.MICROSOFT.CONCAT([.E21];&quot;, &quot;;[.D21];&quot; &quot;;[.F21])" office:value-type="string" office:string-value="1765, Susanna birth" calcext:value-type="string">
            <text:p>1765, Susanna birth</text:p>
          </table:table-cell>
          <table:table-cell office:value-type="string" calcext:value-type="string">
            <text:p>Susanna</text:p>
          </table:table-cell>
          <table:table-cell table:style-name="Default" office:value-type="float" office:value="1765" calcext:value-type="float">
            <text:p>1765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dead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  <table:table-cell table:number-columns-repeated="1012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6021" calcext:value-type="float">
            <text:p>6021</text:p>
          </table:table-cell>
          <table:table-cell table:formula="of:=COM.MICROSOFT.CONCAT([.E22];&quot;, &quot;;[.D22];&quot; &quot;;[.F22])" office:value-type="string" office:string-value="1765, Clare birth" calcext:value-type="string">
            <text:p>1765, Clare birth</text:p>
          </table:table-cell>
          <table:table-cell office:value-type="string" calcext:value-type="string">
            <text:p>Clare</text:p>
          </table:table-cell>
          <table:table-cell table:style-name="Default" office:value-type="float" office:value="1765" calcext:value-type="float">
            <text:p>1765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dead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  <table:table-cell table:number-columns-repeated="101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6024" calcext:value-type="float">
            <text:p>6024</text:p>
          </table:table-cell>
          <table:table-cell table:formula="of:=COM.MICROSOFT.CONCAT([.E23];&quot;, &quot;;[.D23];&quot; &quot;;[.F23])" office:value-type="string" office:string-value="1765, Cecilia birth" calcext:value-type="string">
            <text:p>1765, Cecilia birth</text:p>
          </table:table-cell>
          <table:table-cell office:value-type="string" calcext:value-type="string">
            <text:p>Cecilia</text:p>
          </table:table-cell>
          <table:table-cell table:style-name="Default" office:value-type="float" office:value="1765" calcext:value-type="float">
            <text:p>1765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  <table:table-cell table:number-columns-repeated="1012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6028" calcext:value-type="float">
            <text:p>6028</text:p>
          </table:table-cell>
          <table:table-cell table:formula="of:=COM.MICROSOFT.CONCAT([.E24];&quot;, &quot;;[.D24];&quot; &quot;;[.F24])" office:value-type="string" office:string-value="1768, William birth" calcext:value-type="string">
            <text:p>1768, William birth</text:p>
          </table:table-cell>
          <table:table-cell office:value-type="string" calcext:value-type="string">
            <text:p>William</text:p>
          </table:table-cell>
          <table:table-cell table:style-name="Default" office:value-type="float" office:value="1768" calcext:value-type="float">
            <text:p>1768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  <table:table-cell table:number-columns-repeated="1012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6029" calcext:value-type="float">
            <text:p>6029</text:p>
          </table:table-cell>
          <table:table-cell table:formula="of:=COM.MICROSOFT.CONCAT([.E25];&quot;, &quot;;[.D25];&quot; &quot;;[.F25])" office:value-type="string" office:string-value="1769, Peg  birth" calcext:value-type="string">
            <text:p>1769, Peg <text:s/>birth</text:p>
          </table:table-cell>
          <table:table-cell office:value-type="string" calcext:value-type="string">
            <text:p>Peg </text:p>
          </table:table-cell>
          <table:table-cell table:style-name="Default" office:value-type="float" office:value="1769" calcext:value-type="float">
            <text:p>1769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  <table:table-cell table:number-columns-repeated="1012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6030" calcext:value-type="float">
            <text:p>6030</text:p>
          </table:table-cell>
          <table:table-cell table:formula="of:=COM.MICROSOFT.CONCAT([.E26];&quot;, &quot;;[.D26];&quot; &quot;;[.F26])" office:value-type="string" office:string-value="1769, Bernard birth" calcext:value-type="string">
            <text:p>1769, Bernard birth</text:p>
          </table:table-cell>
          <table:table-cell office:value-type="string" calcext:value-type="string">
            <text:p>Bernard</text:p>
          </table:table-cell>
          <table:table-cell table:style-name="Default" office:value-type="float" office:value="1769" calcext:value-type="float">
            <text:p>1769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  <table:table-cell table:number-columns-repeated="1012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6121" calcext:value-type="float">
            <text:p>6121</text:p>
          </table:table-cell>
          <table:table-cell table:formula="of:=COM.MICROSOFT.CONCAT([.E27];&quot;, &quot;;[.D27];&quot; &quot;;[.F27])" office:value-type="string" office:string-value="1783, Gabe birth" calcext:value-type="string">
            <text:p>1783, Gabe birth</text:p>
          </table:table-cell>
          <table:table-cell office:value-type="string" calcext:value-type="string">
            <text:p>Gabe</text:p>
          </table:table-cell>
          <table:table-cell table:style-name="Default" office:value-type="float" office:value="1783" calcext:value-type="float">
            <text:p>1783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3</text:p>
          </table:table-cell>
          <table:table-cell table:number-columns-repeated="1012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6124" calcext:value-type="float">
            <text:p>6124</text:p>
          </table:table-cell>
          <table:table-cell table:formula="of:=COM.MICROSOFT.CONCAT([.E28];&quot;, &quot;;[.D28];&quot; &quot;;[.F28])" office:value-type="string" office:string-value="1783, Anna birth" calcext:value-type="string">
            <text:p>1783, Anna birth</text:p>
          </table:table-cell>
          <table:table-cell office:value-type="string" calcext:value-type="string">
            <text:p>Anna</text:p>
          </table:table-cell>
          <table:table-cell table:style-name="Default" office:value-type="float" office:value="1783" calcext:value-type="float">
            <text:p>1783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3</text:p>
          </table:table-cell>
          <table:table-cell table:number-columns-repeated="1012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6127" calcext:value-type="float">
            <text:p>6127</text:p>
          </table:table-cell>
          <table:table-cell table:formula="of:=COM.MICROSOFT.CONCAT([.E29];&quot;, &quot;;[.D29];&quot; &quot;;[.F29])" office:value-type="string" office:string-value="1784, Charles birth" calcext:value-type="string">
            <text:p>1784, Charles birth</text:p>
          </table:table-cell>
          <table:table-cell office:value-type="string" calcext:value-type="string">
            <text:p>Charles</text:p>
          </table:table-cell>
          <table:table-cell table:style-name="Default" office:value-type="float" office:value="1784" calcext:value-type="float">
            <text:p>1784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3</text:p>
          </table:table-cell>
          <table:table-cell table:number-columns-repeated="1012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6130" calcext:value-type="float">
            <text:p>6130</text:p>
          </table:table-cell>
          <table:table-cell table:formula="of:=COM.MICROSOFT.CONCAT([.E30];&quot;, &quot;;[.D30];&quot; &quot;;[.F30])" office:value-type="string" office:string-value="1784, Judith birth" calcext:value-type="string">
            <text:p>1784, Judith birth</text:p>
          </table:table-cell>
          <table:table-cell office:value-type="string" calcext:value-type="string">
            <text:p>Judith</text:p>
          </table:table-cell>
          <table:table-cell table:style-name="Default" office:value-type="float" office:value="1784" calcext:value-type="float">
            <text:p>1784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3</text:p>
          </table:table-cell>
          <table:table-cell table:number-columns-repeated="1012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6131" calcext:value-type="float">
            <text:p>6131</text:p>
          </table:table-cell>
          <table:table-cell table:formula="of:=COM.MICROSOFT.CONCAT([.E31];&quot;, &quot;;[.D31];&quot; &quot;;[.F31])" office:value-type="string" office:string-value="1786, William birth" calcext:value-type="string">
            <text:p>1786, William birth</text:p>
          </table:table-cell>
          <table:table-cell office:value-type="string" calcext:value-type="string">
            <text:p>William</text:p>
          </table:table-cell>
          <table:table-cell table:style-name="Default" office:value-type="float" office:value="1786" calcext:value-type="float">
            <text:p>1786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3</text:p>
          </table:table-cell>
          <table:table-cell table:number-columns-repeated="1012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6142" calcext:value-type="float">
            <text:p>6142</text:p>
          </table:table-cell>
          <table:table-cell table:formula="of:=COM.MICROSOFT.CONCAT([.E32];&quot;, &quot;;[.D32];&quot; &quot;;[.F32])" office:value-type="string" office:string-value="1791, Mary birth" calcext:value-type="string">
            <text:p>1791, Mary birth</text:p>
          </table:table-cell>
          <table:table-cell office:value-type="string" calcext:value-type="string">
            <text:p>Mary</text:p>
          </table:table-cell>
          <table:table-cell table:style-name="Default" office:value-type="float" office:value="1791" calcext:value-type="float">
            <text:p>1791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3</text:p>
          </table:table-cell>
          <table:table-cell table:number-columns-repeated="1012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6143" calcext:value-type="float">
            <text:p>6143</text:p>
          </table:table-cell>
          <table:table-cell table:formula="of:=COM.MICROSOFT.CONCAT([.E33];&quot;, &quot;;[.D33];&quot; &quot;;[.F33])" office:value-type="string" office:string-value="1791, Sarah birth" calcext:value-type="string">
            <text:p>1791, Sarah birth</text:p>
          </table:table-cell>
          <table:table-cell office:value-type="string" calcext:value-type="string">
            <text:p>Sarah</text:p>
          </table:table-cell>
          <table:table-cell table:style-name="Default" office:value-type="float" office:value="1791" calcext:value-type="float">
            <text:p>1791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3</text:p>
          </table:table-cell>
          <table:table-cell table:number-columns-repeated="1012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6144" calcext:value-type="float">
            <text:p>6144</text:p>
          </table:table-cell>
          <table:table-cell table:formula="of:=COM.MICROSOFT.CONCAT([.E34];&quot;, &quot;;[.D34];&quot; &quot;;[.F34])" office:value-type="string" office:string-value="1792, Elizabeth birth" calcext:value-type="string">
            <text:p>1792, Elizabeth birth</text:p>
          </table:table-cell>
          <table:table-cell office:value-type="string" calcext:value-type="string">
            <text:p>Elizabeth</text:p>
          </table:table-cell>
          <table:table-cell table:style-name="Default" office:value-type="float" office:value="1792" calcext:value-type="float">
            <text:p>1792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3</text:p>
          </table:table-cell>
          <table:table-cell table:number-columns-repeated="1012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6000" calcext:value-type="float">
            <text:p>6000</text:p>
          </table:table-cell>
          <table:table-cell table:formula="of:=COM.MICROSOFT.CONCAT([.E35];&quot;, &quot;;[.D35];&quot; &quot;;[.F35])" office:value-type="string" office:string-value="1752-05-01, Mary birth" calcext:value-type="string">
            <text:p>1752-05-01, Mary birth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1752-05-01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  <table:table-cell table:number-columns-repeated="1012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6022" calcext:value-type="float">
            <text:p>6022</text:p>
          </table:table-cell>
          <table:table-cell table:formula="of:=COM.MICROSOFT.CONCAT([.E36];&quot;, &quot;;[.D36];&quot; &quot;;[.F36])" office:value-type="string" office:string-value="1765-07-28, Prudence birth" calcext:value-type="string">
            <text:p>1765-07-28, Prudence birth</text:p>
          </table:table-cell>
          <table:table-cell office:value-type="string" calcext:value-type="string">
            <text:p>Prudence</text:p>
          </table:table-cell>
          <table:table-cell office:value-type="string" calcext:value-type="string">
            <text:p>1765-07-28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  <table:table-cell table:number-columns-repeated="1012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6023" calcext:value-type="float">
            <text:p>6023</text:p>
          </table:table-cell>
          <table:table-cell table:formula="of:=COM.MICROSOFT.CONCAT([.E37];&quot;, &quot;;[.D37];&quot; &quot;;[.F37])" office:value-type="string" office:string-value="1765-09-15, Henrietta birth" calcext:value-type="string">
            <text:p>1765-09-15, Henrietta birth</text:p>
          </table:table-cell>
          <table:table-cell office:value-type="string" calcext:value-type="string">
            <text:p>Henrietta</text:p>
          </table:table-cell>
          <table:table-cell office:value-type="string" calcext:value-type="string">
            <text:p>1765-09-15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  <table:table-cell table:number-columns-repeated="1012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6025" calcext:value-type="float">
            <text:p>6025</text:p>
          </table:table-cell>
          <table:table-cell table:formula="of:=COM.MICROSOFT.CONCAT([.E38];&quot;, &quot;;[.D38];&quot; &quot;;[.F38])" office:value-type="string" office:string-value="1766-06-14, Chedrick birth" calcext:value-type="string">
            <text:p>1766-06-14, Chedrick birth</text:p>
          </table:table-cell>
          <table:table-cell office:value-type="string" calcext:value-type="string">
            <text:p>Chedrick</text:p>
          </table:table-cell>
          <table:table-cell office:value-type="string" calcext:value-type="string">
            <text:p>1766-06-14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  <table:table-cell table:number-columns-repeated="1012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6026" calcext:value-type="float">
            <text:p>6026</text:p>
          </table:table-cell>
          <table:table-cell table:formula="of:=COM.MICROSOFT.CONCAT([.E39];&quot;, &quot;;[.D39];&quot; &quot;;[.F39])" office:value-type="string" office:string-value="1766-12-04, Francis birth" calcext:value-type="string">
            <text:p>1766-12-04, Francis birth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1766-12-04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  <table:table-cell table:number-columns-repeated="1012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6027" calcext:value-type="float">
            <text:p>6027</text:p>
          </table:table-cell>
          <table:table-cell table:formula="of:=COM.MICROSOFT.CONCAT([.E40];&quot;, &quot;;[.D40];&quot; &quot;;[.F40])" office:value-type="string" office:string-value="1767-05-08, Isaac birth" calcext:value-type="string">
            <text:p>1767-05-08, Isaac birth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1767-05-08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dead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1</text:p>
          </table:table-cell>
          <table:table-cell table:number-columns-repeated="1012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6132" calcext:value-type="float">
            <text:p>6132</text:p>
          </table:table-cell>
          <table:table-cell table:formula="of:=COM.MICROSOFT.CONCAT([.E41];&quot;, &quot;;[.D41];&quot; &quot;;[.F41])" office:value-type="string" office:string-value="1786-07-09, Raphael birth" calcext:value-type="string">
            <text:p>1786-07-09, Raphael birth</text:p>
          </table:table-cell>
          <table:table-cell office:value-type="string" calcext:value-type="string">
            <text:p>Raphael</text:p>
          </table:table-cell>
          <table:table-cell office:value-type="string" calcext:value-type="string">
            <text:p>1786-07-09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3</text:p>
          </table:table-cell>
          <table:table-cell table:number-columns-repeated="1012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6134" calcext:value-type="float">
            <text:p>6134</text:p>
          </table:table-cell>
          <table:table-cell table:formula="of:=COM.MICROSOFT.CONCAT([.E42];&quot;, &quot;;[.D42];&quot; &quot;;[.F42])" office:value-type="string" office:string-value="1787-06, Jacob birth" calcext:value-type="string">
            <text:p>1787-06, Jacob birth</text:p>
          </table:table-cell>
          <table:table-cell office:value-type="string" calcext:value-type="string">
            <text:p>Jacob</text:p>
          </table:table-cell>
          <table:table-cell table:style-name="Default" office:value-type="string" calcext:value-type="string">
            <text:p>1787-06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3</text:p>
          </table:table-cell>
          <table:table-cell table:number-columns-repeated="1012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6133" calcext:value-type="float">
            <text:p>6133</text:p>
          </table:table-cell>
          <table:table-cell table:formula="of:=COM.MICROSOFT.CONCAT([.E43];&quot;, &quot;;[.D43];&quot; &quot;;[.F43])" office:value-type="string" office:string-value="1787-09-06, Peter birth" calcext:value-type="string">
            <text:p>1787-09-06, Peter birth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1787-09-06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3</text:p>
          </table:table-cell>
          <table:table-cell table:number-columns-repeated="1012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6135" calcext:value-type="float">
            <text:p>6135</text:p>
          </table:table-cell>
          <table:table-cell table:formula="of:=COM.MICROSOFT.CONCAT([.E44];&quot;, &quot;;[.D44];&quot; &quot;;[.F44])" office:value-type="string" office:string-value="1789-03-10, Stephen birth" calcext:value-type="string">
            <text:p>1789-03-10, Stephen birth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1789-03-10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3</text:p>
          </table:table-cell>
          <table:table-cell table:number-columns-repeated="1012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6136" calcext:value-type="float">
            <text:p>6136</text:p>
          </table:table-cell>
          <table:table-cell table:formula="of:=COM.MICROSOFT.CONCAT([.E45];&quot;, &quot;;[.D45];&quot; &quot;;[.F45])" office:value-type="string" office:string-value="1789-08-10, Francis birth" calcext:value-type="string">
            <text:p>1789-08-10, Francis birth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1789-08-10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3</text:p>
          </table:table-cell>
          <table:table-cell table:number-columns-repeated="1012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6137" calcext:value-type="float">
            <text:p>6137</text:p>
          </table:table-cell>
          <table:table-cell table:formula="of:=COM.MICROSOFT.CONCAT([.E46];&quot;, &quot;;[.D46];&quot; &quot;;[.F46])" office:value-type="string" office:string-value="1789-12-02, Bibiana birth" calcext:value-type="string">
            <text:p>1789-12-02, Bibiana birth</text:p>
          </table:table-cell>
          <table:table-cell office:value-type="string" calcext:value-type="string">
            <text:p>Bibiana</text:p>
          </table:table-cell>
          <table:table-cell office:value-type="string" calcext:value-type="string">
            <text:p>1789-12-02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3</text:p>
          </table:table-cell>
          <table:table-cell table:number-columns-repeated="1012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6138" calcext:value-type="float">
            <text:p>6138</text:p>
          </table:table-cell>
          <table:table-cell table:formula="of:=COM.MICROSOFT.CONCAT([.E47];&quot;, &quot;;[.D47];&quot; &quot;;[.F47])" office:value-type="string" office:string-value="1789-12-16, Clare birth" calcext:value-type="string">
            <text:p>1789-12-16, Clare birth</text:p>
          </table:table-cell>
          <table:table-cell office:value-type="string" calcext:value-type="string">
            <text:p>Clare</text:p>
          </table:table-cell>
          <table:table-cell office:value-type="string" calcext:value-type="string">
            <text:p>1789-12-16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3</text:p>
          </table:table-cell>
          <table:table-cell table:number-columns-repeated="1012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6141" calcext:value-type="float">
            <text:p>6141</text:p>
          </table:table-cell>
          <table:table-cell table:formula="of:=COM.MICROSOFT.CONCAT([.E48];&quot;, &quot;;[.D48];&quot; &quot;;[.F48])" office:value-type="string" office:string-value="1793-07-11, Bennet birth" calcext:value-type="string">
            <text:p>1793-07-11, Bennet birth</text:p>
          </table:table-cell>
          <table:table-cell office:value-type="string" calcext:value-type="string">
            <text:p>Bennet</text:p>
          </table:table-cell>
          <table:table-cell office:value-type="string" calcext:value-type="string">
            <text:p>1793-07-11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3</text:p>
          </table:table-cell>
          <table:table-cell table:number-columns-repeated="1012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6147" calcext:value-type="float">
            <text:p>6147</text:p>
          </table:table-cell>
          <table:table-cell table:formula="of:=COM.MICROSOFT.CONCAT([.E49];&quot;, &quot;;[.D49];&quot; &quot;;[.F49])" office:value-type="string" office:string-value="1793-08-14, William birth" calcext:value-type="string">
            <text:p>1793-08-14, William birth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1793-08-14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3</text:p>
          </table:table-cell>
          <table:table-cell table:number-columns-repeated="1012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6150" calcext:value-type="float">
            <text:p>6150</text:p>
          </table:table-cell>
          <table:table-cell table:formula="of:=COM.MICROSOFT.CONCAT([.E50];&quot;, &quot;;[.D50];&quot; &quot;;[.F50])" office:value-type="string" office:string-value="1794-01-27, James birth" calcext:value-type="string">
            <text:p>1794-01-27, James birth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1794-01-27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3</text:p>
          </table:table-cell>
          <table:table-cell table:number-columns-repeated="1012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6152" calcext:value-type="float">
            <text:p>6152</text:p>
          </table:table-cell>
          <table:table-cell table:formula="of:=COM.MICROSOFT.CONCAT([.E51];&quot;, &quot;;[.D51];&quot; &quot;;[.F51])" office:value-type="string" office:string-value="1795-11-04, Lucy birth" calcext:value-type="string">
            <text:p>1795-11-04, Lucy birth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1795-11-04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3</text:p>
          </table:table-cell>
          <table:table-cell table:number-columns-repeated="1012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6153" calcext:value-type="float">
            <text:p>6153</text:p>
          </table:table-cell>
          <table:table-cell table:formula="of:=COM.MICROSOFT.CONCAT([.E52];&quot;, &quot;;[.D52];&quot; &quot;;[.F52])" office:value-type="string" office:string-value="1796-01, Catharine birth" calcext:value-type="string">
            <text:p>1796-01, Catharine birth</text:p>
          </table:table-cell>
          <table:table-cell office:value-type="string" calcext:value-type="string">
            <text:p>Catharine</text:p>
          </table:table-cell>
          <table:table-cell table:style-name="Default" office:value-type="string" calcext:value-type="string">
            <text:p>1796-01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3</text:p>
          </table:table-cell>
          <table:table-cell table:number-columns-repeated="1012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6154" calcext:value-type="float">
            <text:p>6154</text:p>
          </table:table-cell>
          <table:table-cell table:formula="of:=COM.MICROSOFT.CONCAT([.E53];&quot;, &quot;;[.D53];&quot; &quot;;[.F53])" office:value-type="string" office:string-value="1796-04-16, Nicholas birth" calcext:value-type="string">
            <text:p>1796-04-16, Nicholas birth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1796-04-16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twin of An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3</text:p>
          </table:table-cell>
          <table:table-cell table:number-columns-repeated="1012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6155" calcext:value-type="float">
            <text:p>6155</text:p>
          </table:table-cell>
          <table:table-cell table:formula="of:=COM.MICROSOFT.CONCAT([.E54];&quot;, &quot;;[.D54];&quot; &quot;;[.F54])" office:value-type="string" office:string-value="1796-04-16, Ann birth" calcext:value-type="string">
            <text:p>1796-04-16, Ann birth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1796-04-16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twin of Nicholas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3</text:p>
          </table:table-cell>
          <table:table-cell table:number-columns-repeated="1012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6156" calcext:value-type="float">
            <text:p>6156</text:p>
          </table:table-cell>
          <table:table-cell table:formula="of:=COM.MICROSOFT.CONCAT([.E55];&quot;, &quot;;[.D55];&quot; &quot;;[.F55])" office:value-type="string" office:string-value="1796-11-16, Jerry birth" calcext:value-type="string">
            <text:p>1796-11-16, Jerry birth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1796-11-16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3</text:p>
          </table:table-cell>
          <table:table-cell table:number-columns-repeated="1012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6158" calcext:value-type="float">
            <text:p>6158</text:p>
          </table:table-cell>
          <table:table-cell table:formula="of:=COM.MICROSOFT.CONCAT([.E56];&quot;, &quot;;[.D56];&quot; &quot;;[.F56])" office:value-type="string" office:string-value="1796-12-22, Clare birth" calcext:value-type="string">
            <text:p>1796-12-22, Clare birth</text:p>
          </table:table-cell>
          <table:table-cell office:value-type="string" calcext:value-type="string">
            <text:p>Clare</text:p>
          </table:table-cell>
          <table:table-cell office:value-type="string" calcext:value-type="string">
            <text:p>1796-12-22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ttp://slaveryarchive.georgetown.edu/items/show/173</text:p>
          </table:table-cell>
          <table:table-cell table:number-columns-repeated="1012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015" calcext:value-type="float">
            <text:p>1015</text:p>
          </table:table-cell>
          <table:table-cell table:formula="of:=COM.MICROSOFT.CONCAT([.E57];&quot;, &quot;;[.D57];&quot; &quot;;[.F57])" office:value-type="string" office:string-value="1754, Eleanor birth" calcext:value-type="string">
            <text:p>1754, Eleanor birth</text:p>
          </table:table-cell>
          <table:table-cell office:value-type="string" calcext:value-type="string">
            <text:p>Eleanor</text:p>
          </table:table-cell>
          <table:table-cell table:style-name="Default" office:value-type="float" office:value="1754" calcext:value-type="float">
            <text:p>1754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strike [dead]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  <table:table-cell table:number-columns-repeated="1012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016" calcext:value-type="float">
            <text:p>1016</text:p>
          </table:table-cell>
          <table:table-cell table:formula="of:=COM.MICROSOFT.CONCAT([.E58];&quot;, &quot;;[.D58];&quot; &quot;;[.F58])" office:value-type="string" office:string-value="1755, George birth" calcext:value-type="string">
            <text:p>1755, George birth</text:p>
          </table:table-cell>
          <table:table-cell office:value-type="string" calcext:value-type="string">
            <text:p>George</text:p>
          </table:table-cell>
          <table:table-cell table:style-name="Default" office:value-type="float" office:value="1755" calcext:value-type="float">
            <text:p>1755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  <table:table-cell table:number-columns-repeated="1012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001" calcext:value-type="float">
            <text:p>1001</text:p>
          </table:table-cell>
          <table:table-cell table:formula="of:=COM.MICROSOFT.CONCAT([.E59];&quot;, &quot;;[.D59];&quot; &quot;;[.F59])" office:value-type="string" office:string-value="1749-1753, Charity birth" calcext:value-type="string">
            <text:p>1749-1753, Charity birth</text:p>
          </table:table-cell>
          <table:table-cell office:value-type="string" calcext:value-type="string">
            <text:p>Charity</text:p>
          </table:table-cell>
          <table:table-cell table:style-name="Default" office:value-type="string" calcext:value-type="string">
            <text:p>1749-1753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strike [dead]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  <table:table-cell table:number-columns-repeated="1012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002" calcext:value-type="float">
            <text:p>1002</text:p>
          </table:table-cell>
          <table:table-cell table:formula="of:=COM.MICROSOFT.CONCAT([.E60];&quot;, &quot;;[.D60];&quot; &quot;;[.F60])" office:value-type="string" office:string-value="1749-1753, Ignatius birth" calcext:value-type="string">
            <text:p>1749-1753, Ignatius birth</text:p>
          </table:table-cell>
          <table:table-cell office:value-type="string" calcext:value-type="string">
            <text:p>Ignatius</text:p>
          </table:table-cell>
          <table:table-cell table:style-name="Default" office:value-type="string" calcext:value-type="string">
            <text:p>1749-1753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strike [dead]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  <table:table-cell table:number-columns-repeated="1012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003" calcext:value-type="float">
            <text:p>1003</text:p>
          </table:table-cell>
          <table:table-cell table:formula="of:=COM.MICROSOFT.CONCAT([.E61];&quot;, &quot;;[.D61];&quot; &quot;;[.F61])" office:value-type="string" office:string-value="1749-1753, Winnifred birth" calcext:value-type="string">
            <text:p>1749-1753, Winnifred birth</text:p>
          </table:table-cell>
          <table:table-cell office:value-type="string" calcext:value-type="string">
            <text:p>Winnifred</text:p>
          </table:table-cell>
          <table:table-cell table:style-name="Default" office:value-type="string" calcext:value-type="string">
            <text:p>1749-1753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strike [dead]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  <table:table-cell table:number-columns-repeated="1012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004" calcext:value-type="float">
            <text:p>1004</text:p>
          </table:table-cell>
          <table:table-cell table:formula="of:=COM.MICROSOFT.CONCAT([.E62];&quot;, &quot;;[.D62];&quot; &quot;;[.F62])" office:value-type="string" office:string-value="1749-1753, Michael birth" calcext:value-type="string">
            <text:p>1749-1753, Michael birth</text:p>
          </table:table-cell>
          <table:table-cell office:value-type="string" calcext:value-type="string">
            <text:p>Michael</text:p>
          </table:table-cell>
          <table:table-cell table:style-name="Default" office:value-type="string" calcext:value-type="string">
            <text:p>1749-1753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strike [dead]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  <table:table-cell table:number-columns-repeated="1012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006" calcext:value-type="float">
            <text:p>1006</text:p>
          </table:table-cell>
          <table:table-cell table:formula="of:=COM.MICROSOFT.CONCAT([.E63];&quot;, &quot;;[.D63];&quot; &quot;;[.F63])" office:value-type="string" office:string-value="1755-02-17, Sarah birth" calcext:value-type="string">
            <text:p>1755-02-17, Sarah birth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1755-02-17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  <table:table-cell table:number-columns-repeated="1012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005" calcext:value-type="float">
            <text:p>1005</text:p>
          </table:table-cell>
          <table:table-cell table:formula="of:=COM.MICROSOFT.CONCAT([.E64];&quot;, &quot;;[.D64];&quot; &quot;;[.F64])" office:value-type="string" office:string-value="1755-02-22, John birth" calcext:value-type="string">
            <text:p>1755-02-22, John birth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1755-02-22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  <table:table-cell table:number-columns-repeated="1012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007" calcext:value-type="float">
            <text:p>1007</text:p>
          </table:table-cell>
          <table:table-cell table:formula="of:=COM.MICROSOFT.CONCAT([.E65];&quot;, &quot;;[.D65];&quot; &quot;;[.F65])" office:value-type="string" office:string-value="1755-06-15, Robert birth" calcext:value-type="string">
            <text:p>1755-06-15, Robert birth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1755-06-15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  <table:table-cell table:number-columns-repeated="1012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008" calcext:value-type="float">
            <text:p>1008</text:p>
          </table:table-cell>
          <table:table-cell table:formula="of:=COM.MICROSOFT.CONCAT([.E66];&quot;, &quot;;[.D66];&quot; &quot;;[.F66])" office:value-type="string" office:string-value="1755-10, Dicky birth" calcext:value-type="string">
            <text:p>1755-10, Dicky birth</text:p>
          </table:table-cell>
          <table:table-cell office:value-type="string" calcext:value-type="string">
            <text:p>Dicky</text:p>
          </table:table-cell>
          <table:table-cell table:style-name="Default" office:value-type="string" calcext:value-type="string">
            <text:p>1755-10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strike [dead]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  <table:table-cell table:number-columns-repeated="1012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009" calcext:value-type="float">
            <text:p>1009</text:p>
          </table:table-cell>
          <table:table-cell table:formula="of:=COM.MICROSOFT.CONCAT([.E67];&quot;, &quot;;[.D67];&quot; &quot;;[.F67])" office:value-type="string" office:string-value="1756-02, Bob birth" calcext:value-type="string">
            <text:p>1756-02, Bob birth</text:p>
          </table:table-cell>
          <table:table-cell office:value-type="string" calcext:value-type="string">
            <text:p>Bob</text:p>
          </table:table-cell>
          <table:table-cell table:style-name="Default" office:value-type="string" calcext:value-type="string">
            <text:p>1756-02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  <table:table-cell table:number-columns-repeated="1012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017" calcext:value-type="float">
            <text:p>1017</text:p>
          </table:table-cell>
          <table:table-cell table:formula="of:=COM.MICROSOFT.CONCAT([.E68];&quot;, &quot;;[.D68];&quot; &quot;;[.F68])" office:value-type="string" office:string-value="1756-11-29, Mary birth" calcext:value-type="string">
            <text:p>1756-11-29, Mary birth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1756-11-29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strike [dead]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  <table:table-cell table:number-columns-repeated="1012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013" calcext:value-type="float">
            <text:p>1013</text:p>
          </table:table-cell>
          <table:table-cell table:formula="of:=COM.MICROSOFT.CONCAT([.E69];&quot;, &quot;;[.D69];&quot; &quot;;[.F69])" office:value-type="string" office:string-value="1758-02, Margaret birth" calcext:value-type="string">
            <text:p>1758-02, Margaret birth</text:p>
          </table:table-cell>
          <table:table-cell office:value-type="string" calcext:value-type="string">
            <text:p>Margaret</text:p>
          </table:table-cell>
          <table:table-cell table:style-name="Default" office:value-type="string" calcext:value-type="string">
            <text:p>1758-02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strike [dead]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  <table:table-cell table:number-columns-repeated="1012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011" calcext:value-type="float">
            <text:p>1011</text:p>
          </table:table-cell>
          <table:table-cell table:formula="of:=COM.MICROSOFT.CONCAT([.E70];&quot;, &quot;;[.D70];&quot; &quot;;[.F70])" office:value-type="string" office:string-value="1759-05, Peter birth" calcext:value-type="string">
            <text:p>1759-05, Peter birth</text:p>
          </table:table-cell>
          <table:table-cell office:value-type="string" calcext:value-type="string">
            <text:p>Peter</text:p>
          </table:table-cell>
          <table:table-cell table:style-name="Default" office:value-type="string" calcext:value-type="string">
            <text:p>1759-05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  <table:table-cell table:number-columns-repeated="1012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012" calcext:value-type="float">
            <text:p>1012</text:p>
          </table:table-cell>
          <table:table-cell table:formula="of:=COM.MICROSOFT.CONCAT([.E71];&quot;, &quot;;[.D71];&quot; &quot;;[.F71])" office:value-type="string" office:string-value="1759-05, Sarah birth" calcext:value-type="string">
            <text:p>1759-05, Sarah birth</text:p>
          </table:table-cell>
          <table:table-cell office:value-type="string" calcext:value-type="string">
            <text:p>Sarah</text:p>
          </table:table-cell>
          <table:table-cell table:style-name="Default" office:value-type="string" calcext:value-type="string">
            <text:p>1759-05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  <table:table-cell table:number-columns-repeated="1012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010" calcext:value-type="float">
            <text:p>1010</text:p>
          </table:table-cell>
          <table:table-cell table:formula="of:=COM.MICROSOFT.CONCAT([.E72];&quot;, &quot;;[.D72];&quot; &quot;;[.F72])" office:value-type="string" office:string-value="1759-10-29, Dina birth" calcext:value-type="string">
            <text:p>1759-10-29, Dina birth</text:p>
          </table:table-cell>
          <table:table-cell office:value-type="string" calcext:value-type="string">
            <text:p>Dina</text:p>
          </table:table-cell>
          <table:table-cell office:value-type="string" calcext:value-type="string">
            <text:p>1759-10-29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strike [dead]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  <table:table-cell table:number-columns-repeated="1012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014" calcext:value-type="float">
            <text:p>1014</text:p>
          </table:table-cell>
          <table:table-cell table:formula="of:=COM.MICROSOFT.CONCAT([.E73];&quot;, &quot;;[.D73];&quot; &quot;;[.F73])" office:value-type="string" office:string-value="1759-12-20, Eleanor birth" calcext:value-type="string">
            <text:p>1759-12-20, Eleanor birth</text:p>
          </table:table-cell>
          <table:table-cell office:value-type="string" calcext:value-type="string">
            <text:p>Eleanor</text:p>
          </table:table-cell>
          <table:table-cell office:value-type="string" calcext:value-type="string">
            <text:p>1759-12-20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strike [dead]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  <table:table-cell table:number-columns-repeated="1012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021" calcext:value-type="float">
            <text:p>1021</text:p>
          </table:table-cell>
          <table:table-cell table:formula="of:=COM.MICROSOFT.CONCAT([.E74];&quot;, &quot;;[.D74];&quot; &quot;;[.F74])" office:value-type="string" office:string-value="1759-12-27, Nell birth" calcext:value-type="string">
            <text:p>1759-12-27, Nell birth</text:p>
          </table:table-cell>
          <table:table-cell office:value-type="string" calcext:value-type="string">
            <text:p>Nell</text:p>
          </table:table-cell>
          <table:table-cell office:value-type="string" calcext:value-type="string">
            <text:p>1759-12-27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strike [dead] - Jan.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  <table:table-cell table:number-columns-repeated="1012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020" calcext:value-type="float">
            <text:p>1020</text:p>
          </table:table-cell>
          <table:table-cell table:formula="of:=COM.MICROSOFT.CONCAT([.E75];&quot;, &quot;;[.D75];&quot; &quot;;[.F75])" office:value-type="string" office:string-value="1761-04-05, Catherine birth" calcext:value-type="string">
            <text:p>1761-04-05, Catherine birth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1761-04-05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  <table:table-cell table:number-columns-repeated="1012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019" calcext:value-type="float">
            <text:p>1019</text:p>
          </table:table-cell>
          <table:table-cell table:formula="of:=COM.MICROSOFT.CONCAT([.E76];&quot;, &quot;;[.D76];&quot; &quot;;[.F76])" office:value-type="string" office:string-value="1761-04-19, Benjamin birth" calcext:value-type="string">
            <text:p>1761-04-19, Benjamin birth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1761-04-19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  <table:table-cell table:number-columns-repeated="1012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023" calcext:value-type="float">
            <text:p>1023</text:p>
          </table:table-cell>
          <table:table-cell table:formula="of:=COM.MICROSOFT.CONCAT([.E77];&quot;, &quot;;[.D77];&quot; &quot;;[.F77])" office:value-type="string" office:string-value="1762-09-10, Elizabeth birth" calcext:value-type="string">
            <text:p>1762-09-10, Elizabeth birth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1762-09-10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  <table:table-cell table:number-columns-repeated="1012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024" calcext:value-type="float">
            <text:p>1024</text:p>
          </table:table-cell>
          <table:table-cell table:formula="of:=COM.MICROSOFT.CONCAT([.E78];&quot;, &quot;;[.D78];&quot; &quot;;[.F78])" office:value-type="string" office:string-value="1762-11-02, Margaret birth" calcext:value-type="string">
            <text:p>1762-11-02, Margaret birth</text:p>
          </table:table-cell>
          <table:table-cell office:value-type="string" calcext:value-type="string">
            <text:p>Margaret</text:p>
          </table:table-cell>
          <table:table-cell office:value-type="string" calcext:value-type="string">
            <text:p>1762-11-02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  <table:table-cell table:number-columns-repeated="1012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018" calcext:value-type="float">
            <text:p>1018</text:p>
          </table:table-cell>
          <table:table-cell table:formula="of:=COM.MICROSOFT.CONCAT([.E79];&quot;, &quot;;[.D79];&quot; &quot;;[.F79])" office:value-type="string" office:string-value="1763-03-11, Statia birth" calcext:value-type="string">
            <text:p>1763-03-11, Statia birth</text:p>
          </table:table-cell>
          <table:table-cell office:value-type="string" calcext:value-type="string">
            <text:p>Statia</text:p>
          </table:table-cell>
          <table:table-cell office:value-type="string" calcext:value-type="string">
            <text:p>1763-03-11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strike [dead]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  <table:table-cell table:number-columns-repeated="1012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025" calcext:value-type="float">
            <text:p>1025</text:p>
          </table:table-cell>
          <table:table-cell table:formula="of:=COM.MICROSOFT.CONCAT([.E80];&quot;, &quot;;[.D80];&quot; &quot;;[.F80])" office:value-type="string" office:string-value="1764-08-06, Harry birth" calcext:value-type="string">
            <text:p>1764-08-06, Harry birth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1764-08-06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  <table:table-cell table:number-columns-repeated="1012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026" calcext:value-type="float">
            <text:p>1026</text:p>
          </table:table-cell>
          <table:table-cell table:formula="of:=COM.MICROSOFT.CONCAT([.E81];&quot;, &quot;;[.D81];&quot; &quot;;[.F81])" office:value-type="string" office:string-value="1765-06-02, Lucy birth" calcext:value-type="string">
            <text:p>1765-06-02, Lucy birth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1765-06-02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strike [dead]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  <table:table-cell table:number-columns-repeated="1012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027" calcext:value-type="float">
            <text:p>1027</text:p>
          </table:table-cell>
          <table:table-cell table:formula="of:=COM.MICROSOFT.CONCAT([.E82];&quot;, &quot;;[.D82];&quot; &quot;;[.F82])" office:value-type="string" office:string-value="1765-09-16, Jeremiah birth" calcext:value-type="string">
            <text:p>1765-09-16, Jeremiah birth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1765-09-16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strike [dead]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  <table:table-cell table:number-columns-repeated="1012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028" calcext:value-type="float">
            <text:p>1028</text:p>
          </table:table-cell>
          <table:table-cell table:formula="of:=COM.MICROSOFT.CONCAT([.E83];&quot;, &quot;;[.D83];&quot; &quot;;[.F83])" office:value-type="string" office:string-value="1765-09-25, Monica birth" calcext:value-type="string">
            <text:p>1765-09-25, Monica birth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1765-09-25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  <table:table-cell table:number-columns-repeated="1012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029" calcext:value-type="float">
            <text:p>1029</text:p>
          </table:table-cell>
          <table:table-cell table:formula="of:=COM.MICROSOFT.CONCAT([.E84];&quot;, &quot;;[.D84];&quot; &quot;;[.F84])" office:value-type="string" office:string-value="1766-10, John birth" calcext:value-type="string">
            <text:p>1766-10, John birth</text:p>
          </table:table-cell>
          <table:table-cell office:value-type="string" calcext:value-type="string">
            <text:p>John</text:p>
          </table:table-cell>
          <table:table-cell table:style-name="Default" office:value-type="string" calcext:value-type="string">
            <text:p>1766-10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strike [dead]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  <table:table-cell table:number-columns-repeated="1012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030" calcext:value-type="float">
            <text:p>1030</text:p>
          </table:table-cell>
          <table:table-cell table:formula="of:=COM.MICROSOFT.CONCAT([.E85];&quot;, &quot;;[.D85];&quot; &quot;;[.F85])" office:value-type="string" office:string-value="1767-08-26, Clara birth" calcext:value-type="string">
            <text:p>1767-08-26, Clara birth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1767-08-26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strike [dead]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  <table:table-cell table:number-columns-repeated="1012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031" calcext:value-type="float">
            <text:p>1031</text:p>
          </table:table-cell>
          <table:table-cell table:formula="of:=COM.MICROSOFT.CONCAT([.E86];&quot;, &quot;;[.D86];&quot; &quot;;[.F86])" office:value-type="string" office:string-value="1767-10-12, Billy birth" calcext:value-type="string">
            <text:p>1767-10-12, Billy birth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1767-10-12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  <table:table-cell table:number-columns-repeated="1012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032" calcext:value-type="float">
            <text:p>1032</text:p>
          </table:table-cell>
          <table:table-cell table:formula="of:=COM.MICROSOFT.CONCAT([.E87];&quot;, &quot;;[.D87];&quot; &quot;;[.F87])" office:value-type="string" office:string-value="1768-03-25, Henry birth" calcext:value-type="string">
            <text:p>1768-03-25, Henry birth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1768-03-25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  <table:table-cell table:number-columns-repeated="1012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033" calcext:value-type="float">
            <text:p>1033</text:p>
          </table:table-cell>
          <table:table-cell table:formula="of:=COM.MICROSOFT.CONCAT([.E88];&quot;, &quot;;[.D88];&quot; &quot;;[.F88])" office:value-type="string" office:string-value="1770-08-07, Ignatius birth" calcext:value-type="string">
            <text:p>1770-08-07, Ignatius birth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1770-08-07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  <table:table-cell table:number-columns-repeated="1012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034" calcext:value-type="float">
            <text:p>1034</text:p>
          </table:table-cell>
          <table:table-cell table:formula="of:=COM.MICROSOFT.CONCAT([.E89];&quot;, &quot;;[.D89];&quot; &quot;;[.F89])" office:value-type="string" office:string-value="1773-04-05, Edward birth" calcext:value-type="string">
            <text:p>1773-04-05, Edward birth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1773-04-05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  <table:table-cell table:number-columns-repeated="1012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035" calcext:value-type="float">
            <text:p>1035</text:p>
          </table:table-cell>
          <table:table-cell table:formula="of:=COM.MICROSOFT.CONCAT([.E90];&quot;, &quot;;[.D90];&quot; &quot;;[.F90])" office:value-type="string" office:string-value="1773-09-30, Theresa birth" calcext:value-type="string">
            <text:p>1773-09-30, Theresa birth</text:p>
          </table:table-cell>
          <table:table-cell office:value-type="string" calcext:value-type="string">
            <text:p>Theresa</text:p>
          </table:table-cell>
          <table:table-cell office:value-type="string" calcext:value-type="string">
            <text:p>1773-09-30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strike [dead]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  <table:table-cell table:number-columns-repeated="1012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036" calcext:value-type="float">
            <text:p>1036</text:p>
          </table:table-cell>
          <table:table-cell table:formula="of:=COM.MICROSOFT.CONCAT([.E91];&quot;, &quot;;[.D91];&quot; &quot;;[.F91])" office:value-type="string" office:string-value="1773-10-05, Charles birth" calcext:value-type="string">
            <text:p>1773-10-05, Charles birth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1773-10-05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  <table:table-cell table:number-columns-repeated="1012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037" calcext:value-type="float">
            <text:p>1037</text:p>
          </table:table-cell>
          <table:table-cell table:formula="of:=COM.MICROSOFT.CONCAT([.E92];&quot;, &quot;;[.D92];&quot; &quot;;[.F92])" office:value-type="string" office:string-value="1775-01-05, Joseph birth" calcext:value-type="string">
            <text:p>1775-01-05, Joseph birth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1775-01-05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strike [dead]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  <table:table-cell table:number-columns-repeated="1012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038" calcext:value-type="float">
            <text:p>1038</text:p>
          </table:table-cell>
          <table:table-cell table:formula="of:=COM.MICROSOFT.CONCAT([.E93];&quot;, &quot;;[.D93];&quot; &quot;;[.F93])" office:value-type="string" office:string-value="1775-05-11, Mary Ann birth" calcext:value-type="string">
            <text:p>1775-05-11, Mary Ann birth</text:p>
          </table:table-cell>
          <table:table-cell office:value-type="string" calcext:value-type="string">
            <text:p>Mary Ann</text:p>
          </table:table-cell>
          <table:table-cell office:value-type="string" calcext:value-type="string">
            <text:p>1775-05-11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  <table:table-cell table:number-columns-repeated="1012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039" calcext:value-type="float">
            <text:p>1039</text:p>
          </table:table-cell>
          <table:table-cell table:formula="of:=COM.MICROSOFT.CONCAT([.E94];&quot;, &quot;;[.D94];&quot; &quot;;[.F94])" office:value-type="string" office:string-value="1776-12-24, Jane birth" calcext:value-type="string">
            <text:p>1776-12-24, Jane birth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1776-12-24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  <table:table-cell table:number-columns-repeated="1012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040" calcext:value-type="float">
            <text:p>1040</text:p>
          </table:table-cell>
          <table:table-cell table:formula="of:=COM.MICROSOFT.CONCAT([.E95];&quot;, &quot;;[.D95];&quot; &quot;;[.F95])" office:value-type="string" office:string-value="1776-12-27, Jacob birth" calcext:value-type="string">
            <text:p>1776-12-27, Jacob birth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1776-12-27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  <table:table-cell table:number-columns-repeated="1012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041" calcext:value-type="float">
            <text:p>1041</text:p>
          </table:table-cell>
          <table:table-cell table:formula="of:=COM.MICROSOFT.CONCAT([.E96];&quot;, &quot;;[.D96];&quot; &quot;;[.F96])" office:value-type="string" office:string-value="1777-03-15, Thomas birth" calcext:value-type="string">
            <text:p>1777-03-15, Thomas birth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1777-03-15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question about the year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  <table:table-cell table:number-columns-repeated="1012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042" calcext:value-type="float">
            <text:p>1042</text:p>
          </table:table-cell>
          <table:table-cell table:formula="of:=COM.MICROSOFT.CONCAT([.E97];&quot;, &quot;;[.D97];&quot; &quot;;[.F97])" office:value-type="string" office:string-value="1777-05-04, Leonard birth" calcext:value-type="string">
            <text:p>1777-05-04, Leonard birth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1777-05-04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strike [dead]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  <table:table-cell table:number-columns-repeated="1012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043" calcext:value-type="float">
            <text:p>1043</text:p>
          </table:table-cell>
          <table:table-cell table:formula="of:=COM.MICROSOFT.CONCAT([.E98];&quot;, &quot;;[.D98];&quot; &quot;;[.F98])" office:value-type="string" office:string-value="1777-09-25, Isaac birth" calcext:value-type="string">
            <text:p>1777-09-25, Isaac birth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1777-09-25</text:p>
          </table:table-cell>
          <table:table-cell office:value-type="string" calcext:value-type="string">
            <text:p>birth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  <table:table-cell table:number-columns-repeated="1012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044" calcext:value-type="float">
            <text:p>1044</text:p>
          </table:table-cell>
          <table:table-cell table:formula="of:=COM.MICROSOFT.CONCAT([.E99];&quot;, &quot;;[.D99];&quot; &quot;;[.F99])" office:value-type="string" office:string-value="1778-01-22, Charity birth" calcext:value-type="string">
            <text:p>1778-01-22, Charity birth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1778-01-22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year questionabl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  <table:table-cell table:number-columns-repeated="1012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045" calcext:value-type="float">
            <text:p>1045</text:p>
          </table:table-cell>
          <table:table-cell table:formula="of:=COM.MICROSOFT.CONCAT([.E100];&quot;, &quot;;[.D100];&quot; &quot;;[.F100])" office:value-type="string" office:string-value="1778-01-29, Daniel birth" calcext:value-type="string">
            <text:p>1778-01-29, Daniel birth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1778-01-29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strike [dead] year questionabl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  <table:table-cell table:number-columns-repeated="1012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046" calcext:value-type="float">
            <text:p>1046</text:p>
          </table:table-cell>
          <table:table-cell table:formula="of:=COM.MICROSOFT.CONCAT([.E101];&quot;, &quot;;[.D101];&quot; &quot;;[.F101])" office:value-type="string" office:string-value="1778-03-02, Alexius birth" calcext:value-type="string">
            <text:p>1778-03-02, Alexius birth</text:p>
          </table:table-cell>
          <table:table-cell office:value-type="string" calcext:value-type="string">
            <text:p>Alexius</text:p>
          </table:table-cell>
          <table:table-cell office:value-type="string" calcext:value-type="string">
            <text:p>1778-03-02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In the service of ArchB. Carroll in 1797 (in Corp Proceedings and in St. Thomas Account Book) – year questionabl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George Hunter</text:p>
          </table:table-cell>
          <table:table-cell office:value-type="string" calcext:value-type="string">
            <text:p>J00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http://slaveryarchive.georgetown.edu/items/show/45</text:p>
          </table:table-cell>
          <table:table-cell table:number-columns-repeated="1012"/>
        </table:table-row>
        <table:table-row table:style-name="ro1">
          <table:table-cell table:style-name="ce2" office:value-type="float" office:value="3660" calcext:value-type="float">
            <text:p>3660</text:p>
          </table:table-cell>
          <table:table-cell table:style-name="ce2" office:value-type="float" office:value="5200" calcext:value-type="float">
            <text:p>5200</text:p>
          </table:table-cell>
          <table:table-cell table:style-name="ce3" office:value-type="string" calcext:value-type="string">
            <text:p>1754-11-22, Girl birth</text:p>
          </table:table-cell>
          <table:table-cell table:style-name="ce2" office:value-type="string" calcext:value-type="string">
            <text:p>Girl</text:p>
          </table:table-cell>
          <table:table-cell table:style-name="ce3" office:value-type="date" office:date-value="1754-11-22" calcext:value-type="date">
            <text:p>1754-11-22</text:p>
          </table:table-cell>
          <table:table-cell table:style-name="ce2" office:value-type="string" calcext:value-type="string">
            <text:p>birth</text:p>
          </table:table-cell>
          <table:table-cell table:style-name="ce2" office:value-type="string" calcext:value-type="string">
            <text:p>Betty’s daughter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string" calcext:value-type="string">
            <text:p>http://slaveryarchive.georgetown.edu/items/show/276</text:p>
          </table:table-cell>
          <table:table-cell table:style-name="ce2" table:number-columns-repeated="1012"/>
        </table:table-row>
        <table:table-row table:style-name="ro1">
          <table:table-cell table:style-name="ce2" office:value-type="float" office:value="3661" calcext:value-type="float">
            <text:p>3661</text:p>
          </table:table-cell>
          <table:table-cell table:style-name="ce2" office:value-type="float" office:value="5201" calcext:value-type="float">
            <text:p>5201</text:p>
          </table:table-cell>
          <table:table-cell table:style-name="ce2" office:value-type="string" calcext:value-type="string">
            <text:p>1755-11-09, John birth</text:p>
          </table:table-cell>
          <table:table-cell table:style-name="ce2" office:value-type="string" calcext:value-type="string">
            <text:p>John</text:p>
          </table:table-cell>
          <table:table-cell table:style-name="ce3" office:value-type="date" office:date-value="1755-11-09" calcext:value-type="date">
            <text:p>1755-11-09</text:p>
          </table:table-cell>
          <table:table-cell table:style-name="ce2" office:value-type="string" calcext:value-type="string">
            <text:p>birth</text:p>
          </table:table-cell>
          <table:table-cell table:style-name="ce2" office:value-type="string" calcext:value-type="string">
            <text:p>Nanny’s daughter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string" calcext:value-type="string">
            <text:p>http://slaveryarchive.georgetown.edu/items/show/276</text:p>
          </table:table-cell>
          <table:table-cell table:style-name="ce2" table:number-columns-repeated="1012"/>
        </table:table-row>
        <table:table-row table:style-name="ro1">
          <table:table-cell table:style-name="ce2" office:value-type="float" office:value="3662" calcext:value-type="float">
            <text:p>3662</text:p>
          </table:table-cell>
          <table:table-cell table:style-name="ce2" office:value-type="float" office:value="5202" calcext:value-type="float">
            <text:p>5202</text:p>
          </table:table-cell>
          <table:table-cell table:style-name="ce2" office:value-type="string" calcext:value-type="string">
            <text:p>1756-12-05, Prudens birth</text:p>
          </table:table-cell>
          <table:table-cell table:style-name="ce2" office:value-type="string" calcext:value-type="string">
            <text:p>Prudens</text:p>
          </table:table-cell>
          <table:table-cell table:style-name="ce3" office:value-type="date" office:date-value="1756-11-09" calcext:value-type="date">
            <text:p>1756-11-09</text:p>
          </table:table-cell>
          <table:table-cell table:style-name="ce2" office:value-type="string" calcext:value-type="string">
            <text:p>birth</text:p>
          </table:table-cell>
          <table:table-cell table:style-name="ce2" office:value-type="string" calcext:value-type="string">
            <text:p>Molly’s daughter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string" calcext:value-type="string">
            <text:p>http://slaveryarchive.georgetown.edu/items/show/276</text:p>
          </table:table-cell>
          <table:table-cell table:style-name="ce2" table:number-columns-repeated="1012"/>
        </table:table-row>
        <table:table-row table:style-name="ro1">
          <table:table-cell table:style-name="ce2" office:value-type="float" office:value="3663" calcext:value-type="float">
            <text:p>3663</text:p>
          </table:table-cell>
          <table:table-cell table:style-name="ce2" office:value-type="float" office:value="5203" calcext:value-type="float">
            <text:p>5203</text:p>
          </table:table-cell>
          <table:table-cell table:style-name="ce2" office:value-type="string" calcext:value-type="string">
            <text:p>1758-10-18, John birth</text:p>
          </table:table-cell>
          <table:table-cell table:style-name="ce2" office:value-type="string" calcext:value-type="string">
            <text:p>John</text:p>
          </table:table-cell>
          <table:table-cell table:style-name="ce3" office:value-type="date" office:date-value="1758-10-18" calcext:value-type="date">
            <text:p>1758-10-18</text:p>
          </table:table-cell>
          <table:table-cell table:style-name="ce2" office:value-type="string" calcext:value-type="string">
            <text:p>birth</text:p>
          </table:table-cell>
          <table:table-cell table:style-name="ce2" office:value-type="string" calcext:value-type="string">
            <text:p>Molly’s son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string" calcext:value-type="string">
            <text:p>http://slaveryarchive.georgetown.edu/items/show/276</text:p>
          </table:table-cell>
          <table:table-cell table:style-name="ce2" table:number-columns-repeated="1012"/>
        </table:table-row>
        <table:table-row table:style-name="ro1">
          <table:table-cell table:style-name="ce2" office:value-type="float" office:value="3666" calcext:value-type="float">
            <text:p>3666</text:p>
          </table:table-cell>
          <table:table-cell table:style-name="ce2" office:value-type="float" office:value="5206" calcext:value-type="float">
            <text:p>5206</text:p>
          </table:table-cell>
          <table:table-cell table:style-name="ce2" office:value-type="string" calcext:value-type="string">
            <text:p>1750-05, Dick birth</text:p>
          </table:table-cell>
          <table:table-cell table:style-name="ce2" office:value-type="string" calcext:value-type="string">
            <text:p>Dicky</text:p>
          </table:table-cell>
          <table:table-cell table:style-name="ce2" office:value-type="string" calcext:value-type="string">
            <text:p>1750-05</text:p>
          </table:table-cell>
          <table:table-cell table:style-name="ce2" office:value-type="string" calcext:value-type="string">
            <text:p>birth</text:p>
          </table:table-cell>
          <table:table-cell table:style-name="ce2" office:value-type="string" calcext:value-type="string">
            <text:p>Betty’s son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string" calcext:value-type="string">
            <text:p>http://slaveryarchive.georgetown.edu/items/show/276</text:p>
          </table:table-cell>
          <table:table-cell table:style-name="ce2" table:number-columns-repeated="1012"/>
        </table:table-row>
        <table:table-row table:style-name="ro1">
          <table:table-cell table:style-name="ce2" office:value-type="float" office:value="3667" calcext:value-type="float">
            <text:p>3667</text:p>
          </table:table-cell>
          <table:table-cell table:style-name="ce2" office:value-type="float" office:value="5207" calcext:value-type="float">
            <text:p>5207</text:p>
          </table:table-cell>
          <table:table-cell table:style-name="ce2" office:value-type="string" calcext:value-type="string">
            <text:p>1750-06, Nell birth</text:p>
          </table:table-cell>
          <table:table-cell table:style-name="ce2" office:value-type="string" calcext:value-type="string">
            <text:p>Nell</text:p>
          </table:table-cell>
          <table:table-cell table:style-name="ce2" office:value-type="string" calcext:value-type="string">
            <text:p>1750-06</text:p>
          </table:table-cell>
          <table:table-cell table:style-name="ce2" office:value-type="string" calcext:value-type="string">
            <text:p>birth</text:p>
          </table:table-cell>
          <table:table-cell table:style-name="ce2" office:value-type="string" calcext:value-type="string">
            <text:p>Ralph’s daughter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string" calcext:value-type="string">
            <text:p>http://slaveryarchive.georgetown.edu/items/show/276</text:p>
          </table:table-cell>
          <table:table-cell table:style-name="ce2" table:number-columns-repeated="1012"/>
        </table:table-row>
        <table:table-row table:style-name="ro1">
          <table:table-cell table:style-name="ce2" office:value-type="float" office:value="3668" calcext:value-type="float">
            <text:p>3668</text:p>
          </table:table-cell>
          <table:table-cell table:style-name="ce2" office:value-type="float" office:value="5208" calcext:value-type="float">
            <text:p>5208</text:p>
          </table:table-cell>
          <table:table-cell table:style-name="ce2" office:value-type="string" calcext:value-type="string">
            <text:p>1752-04-02, Ralph birth</text:p>
          </table:table-cell>
          <table:table-cell table:style-name="ce2" office:value-type="string" calcext:value-type="string">
            <text:p>Ralph</text:p>
          </table:table-cell>
          <table:table-cell table:style-name="ce3" office:value-type="date" office:date-value="1752-04-02" calcext:value-type="date">
            <text:p>1752-04-02</text:p>
          </table:table-cell>
          <table:table-cell table:style-name="ce2" office:value-type="string" calcext:value-type="string">
            <text:p>birth</text:p>
          </table:table-cell>
          <table:table-cell table:style-name="ce2" office:value-type="string" calcext:value-type="string">
            <text:p>born on Easter Sunday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string" calcext:value-type="string">
            <text:p>http://slaveryarchive.georgetown.edu/items/show/276</text:p>
          </table:table-cell>
          <table:table-cell table:style-name="ce2" table:number-columns-repeated="1012"/>
        </table:table-row>
      </table:table>
      <table:named-expressions/>
      <table:database-ranges>
        <table:database-range table:name="__Anonymous_Sheet_DB__0" table:target-range-address="Sheet1.A1:Sheet1.L101">
          <table:sort>
            <table:sort-by table:field-number="7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1">00/00/0000</text:date>, <text:time style:data-style-name="N2" text:time-value="09:41:54.3894611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5:39:45.188000000</meta:creation-date>
    <meta:generator>LibreOffice/6.1.0.3$MacOSX_X86_64 LibreOffice_project/efb621ed25068d70781dc026f7e9c5187a4decd1</meta:generator>
    <dc:date>2019-02-11T17:33:08.127237654</dc:date>
    <meta:editing-duration>PT5H36M1S</meta:editing-duration>
    <meta:editing-cycles>5</meta:editing-cycles>
    <dc:creator>Sharon Leon</dc:creator>
    <meta:document-statistic meta:table-count="1" meta:cell-count="1040" meta:object-count="0"/>
  </office:meta>
</office:document-meta>
</file>